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43d9" officeooo:paragraph-rsid="001e43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</text:p>
      <text:p text:style-name="P1">Groupe de 3</text:p>
      <text:p text:style-name="P1">Que les techno ici:</text:p>
      <text:p text:style-name="P1"><text:tab/>-</text:p>
      <text:p text:style-name="P1"><text:tab/>-</text:p>
      <text:p text:style-name="P1"><text:tab/>-</text:p>
      <text:p text:style-name="P1"><text:tab/>-</text:p>
      <text:p text:style-name="P1">Pas besoin de mise en production</text:p>
      <text:p text:style-name="P1">Ionos: serveur 1euro /mois</text:p>
      <text:p text:style-name="P1">Mettre sur gitlab</text:p>
      <text:p text:style-name="P1">Video filmée du produit</text:p>
      <text:p text:style-name="P1">délai: Avant le départ en entrepr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2T08:06:21.974928502</meta:creation-date>
    <dc:date>2021-10-22T08:40:55.485890515</dc:date>
    <meta:editing-duration>PT24M23S</meta:editing-duration>
    <meta:editing-cycles>1</meta:editing-cycles>
    <meta:document-statistic meta:table-count="0" meta:image-count="0" meta:object-count="0" meta:page-count="1" meta:paragraph-count="12" meta:word-count="35" meta:character-count="179" meta:non-whitespace-character-count="151"/>
    <meta:generator>LibreOffice/6.0.7.3$Linux_X86_64 LibreOffice_project/00m0$Build-3</meta:generator>
  </office:meta>
</office:document-meta>
</file>